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374674" draw:textarea-horizontal-align="justify" draw:textarea-vertical-align="middle" draw:auto-grow-height="false" fo:min-height="18.316cm" fo:min-width="27.1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3" style:family="graphic" style:parent-style-name="standard">
      <style:graphic-properties svg:stroke-width="0cm" draw:marker-start-width="0.2cm" draw:marker-end-width="0.2cm" draw:fill-color="#dae3f3" draw:textarea-horizontal-align="justify" draw:textarea-vertical-align="middle" draw:auto-grow-height="false" fo:min-height="1.05cm" fo:min-width="20.6cm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marker-start-width="0.2cm" draw:marker-end-width="0.2cm" draw:fill-color="#dae3f3" draw:textarea-horizontal-align="justify" draw:textarea-vertical-align="middle" draw:auto-grow-height="false" fo:min-height="1.016cm" fo:min-width="8.666cm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-width="0.2cm" draw:fill-color="#dae3f3" draw:textarea-horizontal-align="justify" draw:textarea-vertical-align="middle" draw:auto-grow-height="false" fo:min-height="1.016cm" fo:min-width="7.666cm" fo:padding-top="0.125cm" fo:padding-bottom="0.125cm" fo:padding-left="0.25cm" fo:padding-right="0.25cm"/>
    </style:style>
    <style:style style:name="P1" style:family="paragraph">
      <loext:graphic-properties draw:fill-color="#374674"/>
      <style:paragraph-properties fo:text-align="center"/>
    </style:style>
    <style:style style:name="P2" style:family="paragraph">
      <style:text-properties fo:color="#ffffff" style:font-name="Verdana"/>
    </style:style>
    <style:style style:name="P3" style:family="paragraph">
      <loext:graphic-properties draw:fill="none" draw:fill-color="#ffffff"/>
      <style:text-properties fo:color="#ffffff" style:font-name="Verdana"/>
    </style:style>
    <style:style style:name="P4" style:family="paragraph">
      <loext:graphic-properties draw:fill-color="#dae3f3"/>
      <style:paragraph-properties fo:text-align="center"/>
    </style:style>
    <style:style style:name="T1" style:family="text">
      <style:text-properties style:font-name="Verdan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7cm" svg:height="18.6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119cm" svg:height="1.021cm" svg:x="1.4cm" svg:y="1.338cm">
          <draw:text-box>
            <text:p text:style-name="P2"><text:span text:style-name="T1">Nome / Razão Social</text:span></text:p>
          </draw:text-box>
        </draw:frame>
        <draw:custom-shape draw:style-name="gr3" draw:text-style-name="P4" draw:layer="layout" svg:width="21.1cm" svg:height="1.3cm" svg:x="1.6cm" svg:y="2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454cm" svg:height="1.021cm" svg:x="1.5cm" svg:y="4.338cm">
          <draw:text-box>
            <text:p text:style-name="P2"><text:span text:style-name="T1">CNPJ</text:span></text:p>
          </draw:text-box>
        </draw:frame>
        <draw:custom-shape draw:style-name="gr4" draw:text-style-name="P4" draw:layer="layout" svg:width="9.2cm" svg:height="1.3cm" svg:x="1.7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454cm" svg:height="1.021cm" svg:x="11cm" svg:y="4.3cm">
          <draw:text-box>
            <text:p text:style-name="P2"><text:span text:style-name="T1">Inscrição Estadual</text:span></text:p>
          </draw:text-box>
        </draw:frame>
        <draw:custom-shape draw:style-name="gr5" draw:text-style-name="P4" draw:layer="layout" svg:width="8.2cm" svg:height="1.3cm" svg:x="11.2cm" svg:y="5.5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454cm" svg:height="1.021cm" svg:x="19.509cm" svg:y="4.309cm">
          <draw:text-box>
            <text:p text:style-name="P2"><text:span text:style-name="T1">Inscrição Estadual</text:span></text:p>
          </draw:text-box>
        </draw:frame>
        <draw:custom-shape draw:style-name="gr5" draw:text-style-name="P4" draw:layer="layout" svg:width="8.2cm" svg:height="1.3cm" svg:x="19.709cm" svg:y="5.57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1T18:13:53.485556310</meta:creation-date>
    <dc:date>2020-01-31T23:50:43.769900707</dc:date>
    <meta:editing-duration>PT33M12S</meta:editing-duration>
    <meta:editing-cycles>2</meta:editing-cycles>
    <meta:generator>LibreOffice/6.3.3.2.0$Linux_X86_64 LibreOffice_project/30$Build-2</meta:generator>
    <meta:document-statistic meta:object-count="9"/>
  </office:meta>
</office:document-meta>
</file>